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HttpMessageConverter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HttpMessageConvert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HttpMessageConverter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JsonHttpMessageConverterTest.test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HttpMessageConverter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HttpMessageConverter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